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阿里巴巴普惠体 2.0" svg:font-family="'阿里巴巴普惠体 2.0'"/>
  </office:font-face-decls>
  <office:automatic-styles>
    <style:style style:name="T1" style:family="text">
      <style:text-properties officeooo:rsid="000fb0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创建一个属于自己的分支</text:p>
      <text:p text:style-name="Standard">git branch aly</text:p>
      <text:p text:style-name="Standard">之后切换到自己的分支上</text:p>
      <text:p text:style-name="Standard"><text:s text:c="2"/>git checkout aly</text:p>
      <text:p text:style-name="Standard"><text:s/>之后在自己的分支上代码修改完毕后进行</text:p>
      <text:p text:style-name="Standard">git <text:span text:style-name="T1">status git stage .</text:span></text:p>
      <text:p text:style-name="Standard">之后现在本地的自己分支上进行提交</text:p>
      <text:p text:style-name="Standard">git <text:span text:style-name="T1">commit -m “”</text:span></text:p>
      <text:p text:style-name="Standard">最后进行远程提交</text:p>
      <text:p text:style-name="Standard"><text:s text:c="2"/>git push origin &lt;你的分支名&gt;</text:p>
      <text:p text:style-name="Standard"><text:s text:c="3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阿里巴巴普惠体 2.0" svg:font-family="'阿里巴巴普惠体 2.0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阿里巴巴普惠体 2.0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阿里巴巴普惠体 2.0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阿里巴巴普惠体 2.0" style:font-family-asian="'阿里巴巴普惠体 2.0'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asian="阿里巴巴普惠体 2.0" style:font-family-asian="'阿里巴巴普惠体 2.0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阿里巴巴普惠体 2.0" style:font-family-asian="'阿里巴巴普惠体 2.0'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阿里巴巴普惠体 2.0" style:font-family-asian="'阿里巴巴普惠体 2.0'"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15:52:27.435154194</meta:creation-date>
    <dc:date>2025-05-24T16:03:43.681288013</dc:date>
    <meta:editing-duration>PT28S</meta:editing-duration>
    <meta:editing-cycles>2</meta:editing-cycles>
    <meta:generator>LibreOffice/24.8.6.2$Linux_X86_64 LibreOffice_project/480$Build-2</meta:generator>
    <meta:document-statistic meta:table-count="0" meta:image-count="0" meta:object-count="0" meta:page-count="1" meta:paragraph-count="11" meta:word-count="89" meta:character-count="163" meta:non-whitespace-character-count="141"/>
  </office:meta>
</office:document-meta>
</file>